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language="en" fo:country="AU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font-name="Calibri" fo:font-size="11pt" fo:language="en" fo:country="AU" style:font-name-asian="Calibri1" style:font-size-asian="11pt" style:font-name-complex="Calibri1" style:font-size-complex="11pt"/>
    </style:style>
    <style:style style:name="T3" style:family="text">
      <style:text-properties fo:language="en" fo:country="AU"/>
    </style:style>
    <style:style style:name="T4" style:family="text">
      <style:text-properties fo:language="en" fo:country="AU" fo:background-color="#ffff00" loext:char-shading-value="0"/>
    </style:style>
    <style:style style:name="T5" style:family="text">
      <style:text-properties fo:language="en" fo:country="AU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o: Buenos días, ¿puedo ayudarte en algo?</text:p>
      <text:p text:style-name="Standard">Cliente: Buenos días. Si he llamado porque el wifi no funciona.</text:p>
      <text:p text:style-name="Standard">Técnico: Muy bien, vamos a intentar solucionarlo. </text:p>
      <text:p text:style-name="Standard">Cliente: Vale, ¿Que tengo que hacer?</text:p>
      <text:p text:style-name="Standard">Técnico: Por favor podrías decirme que modelo es tu router.</text:p>
      <text:p text:style-name="Standard">Cliente: Si, mi router es un cisco L32.</text:p>
      <text:p text:style-name="Standard">Técnico: Vale, perfecto, espera que busque la informacion un momento, ehhhhhhhhhhhhhhhhhhhh, vale, lo tengo.</text:p>
      <text:p text:style-name="Standard">Cliente: ¿Que tengo que hacer?</text:p>
      <text:p text:style-name="Standard">Técnico: Lo primero es que mires si el router tiene luces.</text:p>
      <text:p text:style-name="Standard">Cliente: Si, el router tiene dos luces rojas.</text:p>
      <text:p text:style-name="Standard">Técnico: Bien podrías especificar cuáles.</text:p>
      <text:p text:style-name="Standard">Cliente: La luz de encendido esta roja.</text:p>
      <text:p text:style-name="Standard">Técnico: Bien, podrías intentar encender el router, por favor.</text:p>
      <text:p text:style-name="Standard">Cliente: Perfe, la luz ha cambiado a verde.</text:p>
      <text:p text:style-name="Standard">Técnico: Bien, intenta acceder a internet ahora.</text:p>
      <text:p text:style-name="Standard">Cliente: Oh, ya funciona.</text:p>
      <text:p text:style-name="Standard">Técnico: Perfecto, adiós.</text:p>
      <text:p text:style-name="Standard"/>
      <text:p text:style-name="Standard">Técnico: Buenos días, ¿puedo ayudarte en algo?</text:p>
      <text:p text:style-name="Standard">Cliente: Soy yo de nuevo. Te acuerdas de mi. Me sigue sin funcionar el wifi</text:p>
      <text:p text:style-name="Standard">Técnico: Tu otra vez, Ufff. Vamos a ver que pasa.</text:p>
      <text:p text:style-name="Standard">Cliente: Se me ha desconectado el telefono y no puedo acceder al wifi, no me acuerdo.</text:p>
      <text:p text:style-name="Standard">Técnico: Dime el numero de serie del router para poder acceder a el.</text:p>
      <text:p text:style-name="Standard">Cliente: ABCDE45</text:p>
      <text:p text:style-name="Standard">Técnico: Vale ya, estoy dentro voy a cambiar la contraseña. La nueva contraseña es ABCDE45</text:p>
      <text:p text:style-name="Standard">Cliente: Perfecto, voy a intentar entrar. </text:p>
      <text:p text:style-name="Standard">Técnico: ¿Has podido acceder?</text:p>
      <text:p text:style-name="Standard">Cliente: Si, muchas gracias por tu simpatía.</text:p>
      <text:p text:style-name="Standard">Técnico: adiós y no vuelvas a llamar.</text:p>
      <text:p text:style-name="Standard"/>
      <text:p text:style-name="Standard"><text:soft-page-break/>TRADUCIDO</text:p>
      <text:p text:style-name="Standard"><text:span text:style-name="T1">Technician:</text:span><text:span text:style-name="T2"> Good morning, can I help you with anything?</text:span></text:p>
      <text:p text:style-name="Standard"><text:span text:style-name="T5">Customer</text:span><text:span text:style-name="T3">: Good morning. Yes, I called because the wifi doesn't work.</text:span></text:p>
      <text:p text:style-name="Standard"><text:span text:style-name="T1">Technician: Alright, let's try to fix it.</text:span></text:p>
      <text:p text:style-name="Standard"><text:span text:style-name="T5">Customer</text:span><text:span text:style-name="T3">: Okay, what should I do?</text:span></text:p>
      <text:p text:style-name="Standard"><text:span text:style-name="T1">Technician: Please could you tell me the model of your router</text:span></text:p>
      <text:p text:style-name="Standard"><text:span text:style-name="T5">Customer</text:span><text:span text:style-name="T3">: Yes, my router is a cisco L32</text:span></text:p>
      <text:p text:style-name="Standard"><text:span text:style-name="T1">Technician: Okay, perfect, wait for me to look up the information for a moment, ehh, okay, I've got it.</text:span></text:p>
      <text:p text:style-name="Standard"><text:span text:style-name="T5">Customer</text:span><text:span text:style-name="T3">: What should I do?</text:span></text:p>
      <text:p text:style-name="Standard"><text:span text:style-name="T1">Technician: The first thing to do is to check if the router has lights.</text:span></text:p>
      <text:p text:style-name="Standard"><text:span text:style-name="T5">Customer</text:span><text:span text:style-name="T3">: Yes, the router has two red lights.</text:span></text:p>
      <text:p text:style-name="Standard"><text:span text:style-name="T1">Technician: You might as well specify which ones.</text:span></text:p>
      <text:p text:style-name="Standard"><text:span text:style-name="T5">Customer</text:span><text:span text:style-name="T3">: The power light is red.</text:span></text:p>
      <text:p text:style-name="Standard"><text:span text:style-name="T1">Technician: Well, you could try turning on the router, please.</text:span></text:p>
      <text:p text:style-name="Standard"><text:span text:style-name="T5">Customer</text:span><text:span text:style-name="T3">: Well, the light has changed to green.</text:span></text:p>
      <text:p text:style-name="Standard"><text:span text:style-name="T1">Technician: Well, try to access the internet now.</text:span></text:p>
      <text:p text:style-name="Standard"><text:span text:style-name="T5">Customer</text:span><text:span text:style-name="T3">: Oh, it works.</text:span></text:p>
      <text:p text:style-name="Standard"><text:span text:style-name="T1">Technician: Perfect, bye-bye.</text:span></text:p>
      <text:p text:style-name="P1"/>
      <text:p text:style-name="Standard"><text:span text:style-name="T3">Technician:</text:span><text:span text:style-name="T2"> Good morning, can I help you with anything?</text:span></text:p>
      <text:p text:style-name="Standard"><text:span text:style-name="T5">Customer</text:span><text:span text:style-name="T3">: It's me again. You remember me. My wifi still doesn't work</text:span></text:p>
      <text:p text:style-name="Standard"><text:span text:style-name="T3">Technician: You again, Phew. Let's see what happens.</text:span></text:p>
      <text:p text:style-name="Standard"><text:span text:style-name="T5">Customer</text:span><text:span text:style-name="T3">: My phone has been disconnected and I can't access the wifi, I don't remember.</text:span></text:p>
      <text:p text:style-name="Standard"><text:span text:style-name="T3">Technician: Tell me the serial number of your router so I can access it.</text:span></text:p>
      <text:p text:style-name="Standard"><text:span text:style-name="T5">Customer</text:span><text:span text:style-name="T3">:</text:span><text:span text:style-name="T2"> ABCDE45</text:span></text:p>
      <text:p text:style-name="Standard"><text:span text:style-name="T3">Technician: Okay now, I'm in, I'm going to change the password. The new password is ABCDE45</text:span></text:p>
      <text:p text:style-name="Standard"><text:span text:style-name="T5">Customer</text:span><text:span text:style-name="T3">: Perfect, I'm going to try to get in.</text:span></text:p>
      <text:p text:style-name="Standard"><text:span text:style-name="T3">Technician: Have you been able to access?</text:span></text:p>
      <text:p text:style-name="Standard"><text:span text:style-name="T5">Customer</text:span><text:span text:style-name="T3">: Yes, thank you very much.</text:span></text:p>
      <text:p text:style-name="Standard"><text:span text:style-name="T3">Technician: Goodbye and don't call agai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5T11:42:31.419515400</meta:creation-date>
    <dc:date>2024-01-31T12:41:54.312000000</dc:date>
    <meta:initial-creator>ALCARAZ VÁZQUEZ, MARCOS</meta:initial-creator>
    <meta:generator>LibreOffice/7.1.6.2$Windows_X86_64 LibreOffice_project/0e133318fcee89abacd6a7d077e292f1145735c3</meta:generator>
    <meta:editing-duration>PT2M1S</meta:editing-duration>
    <meta:editing-cycles>1</meta:editing-cycles>
    <meta:document-statistic meta:table-count="0" meta:image-count="0" meta:object-count="0" meta:page-count="2" meta:paragraph-count="57" meta:word-count="482" meta:character-count="2847" meta:non-whitespace-character-count="2420"/>
    <meta:user-defined meta:name="AppVersion">16.0000</meta:user-defined>
    <meta:template xlink:type="simple" xlink:actuate="onRequest" xlink:title="Normal.dotm" xlink:href=""/>
  </office:meta>
</office:document-meta>
</file>